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3652" officeooo:paragraph-rsid="000c3652"/>
    </style:style>
    <style:style style:name="P2" style:family="paragraph" style:parent-style-name="Standard">
      <style:text-properties fo:font-size="14pt" officeooo:rsid="000c3652" officeooo:paragraph-rsid="000c3652"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TTENDANCE MANAGEMENT SYSTEM</text:p>
      <text:p text:style-name="P2"/>
      <text:p text:style-name="P1">PROBLEM DISCRIPTION :</text:p>
      <text:p text:style-name="P1"><text:s text:c="32"/>The aim of this project is to computerise the traditional way of taking the attendance . Since the traditional way take lot of paper work and time consuming it is difficult to prolong with it. Whereas if we computerise it, it will enhance the accuracy and reduce the human work.</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10:58:25.763471202</meta:creation-date>
    <dc:date>2018-05-10T11:05:32.074303462</dc:date>
    <meta:editing-duration>P0D</meta:editing-duration>
    <meta:editing-cycles>1</meta:editing-cycles>
    <meta:document-statistic meta:table-count="0" meta:image-count="0" meta:object-count="0" meta:page-count="1" meta:paragraph-count="3" meta:word-count="56" meta:character-count="359" meta:non-whitespace-character-count="274"/>
    <meta:generator>LibreOffice/4.2.8.2$Linux_x86 LibreOffice_project/420m0$Build-2</meta:generator>
  </office:meta>
</office:document-meta>
</file>